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begin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art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ommence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ontinue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keep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 on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inish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ease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op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omplete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discontinue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try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ttempt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ucceed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manage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miss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ail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practise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repeat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hurry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hasten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dawdle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hesitate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dare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venture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want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wish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desire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rave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long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pine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hope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demand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need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require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deserve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expect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wait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dread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intend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plan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im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mean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prepare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pretend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postpone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defer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put off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delay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void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make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orce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ause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rive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et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have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tempt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let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permit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llow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prevent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stop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spare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save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heck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rescue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release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nsure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help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id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ssist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ooperate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ollaborate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hinder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support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oppose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seem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appear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look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soun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feel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happen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come about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matter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count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28/08/2014</text:date>, <text:time>10:0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mri Abend</meta:initial-creator>
    <meta:creation-date>2014-08-28T09:57:31</meta:creation-date>
    <dc:date>2014-08-28T10:01:28</dc:date>
    <dc:creator>Omri Abend</dc:creator>
    <meta:editing-duration>PT3M59S</meta:editing-duration>
    <meta:editing-cycles>1</meta:editing-cycles>
    <meta:document-statistic meta:table-count="3" meta:cell-count="170" meta:object-count="0"/>
    <meta:generator>LibreOffice/3.4$Unix LibreOffice_project/340m1$Build-502</meta:generator>
  </office:meta>
</office:document-meta>
</file>